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f95" officeooo:paragraph-rsid="000c9f95"/>
    </style:style>
    <style:style style:name="P2" style:family="paragraph" style:parent-style-name="Standard">
      <style:text-properties fo:font-size="14pt" fo:font-weight="bold" officeooo:rsid="000c9f95" officeooo:paragraph-rsid="000c9f95" style:font-size-asian="14pt" style:font-weight-asian="bold" style:font-size-complex="14pt" style:font-weight-complex="bold"/>
    </style:style>
    <style:style style:name="P3" style:family="paragraph" style:parent-style-name="Standard">
      <style:text-properties fo:font-size="14pt" fo:font-weight="bold" officeooo:rsid="000d1e0a" officeooo:paragraph-rsid="000d1e0a" style:font-size-asian="14pt" style:font-weight-asian="bold" style:font-size-complex="14pt" style:font-weight-complex="bold"/>
    </style:style>
    <style:style style:name="P4" style:family="paragraph" style:parent-style-name="Standard">
      <style:text-properties fo:font-size="14pt" fo:font-style="italic" fo:font-weight="bold" officeooo:rsid="000c9f95" officeooo:paragraph-rsid="000c9f95"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style:text-underline-style="none" fo:font-weight="bold" officeooo:rsid="000d1e0a" officeooo:paragraph-rsid="000d1e0a" style:font-size-asian="12.25pt" style:font-style-asian="italic" style:font-weight-asian="bold" style:font-size-complex="14pt" style:font-style-complex="italic" style:font-weight-complex="bold"/>
    </style:style>
    <style:style style:name="P6" style:family="paragraph" style:parent-style-name="Standard">
      <style:text-properties fo:font-size="14pt" fo:font-style="normal" style:text-underline-style="none" fo:font-weight="bold" officeooo:rsid="000c9f95" officeooo:paragraph-rsid="000c9f95" style:font-size-asian="14pt" style:font-style-asian="normal" style:font-weight-asian="bold" style:font-size-complex="14pt" style:font-style-complex="normal" style:font-weight-complex="bold"/>
    </style:style>
    <style:style style:name="P7" style:family="paragraph" style:parent-style-name="Standard">
      <style:text-properties fo:font-size="14pt" fo:font-style="normal" style:text-underline-style="none" fo:font-weight="bold" officeooo:rsid="000d1e0a" officeooo:paragraph-rsid="000d1e0a" style:font-size-asian="12.25pt" style:font-style-asian="normal" style:font-weight-asian="bold" style:font-size-complex="14pt" style:font-style-complex="normal" style:font-weight-complex="bold"/>
    </style:style>
    <style:style style:name="P8" style:family="paragraph" style:parent-style-name="Standard">
      <style:text-properties fo:font-size="14pt" fo:font-style="normal" style:text-underline-style="solid" style:text-underline-width="auto" style:text-underline-color="font-color" fo:font-weight="bold" officeooo:rsid="000dd5aa" officeooo:paragraph-rsid="0011899c"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20pt" fo:font-weight="bold" officeooo:rsid="000c9f95"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11" style:family="paragraph" style:parent-style-name="Standard">
      <style:text-properties fo:font-style="italic" style:text-underline-style="none" fo:font-weight="normal" officeooo:rsid="000c9f95" officeooo:paragraph-rsid="000c9f95" style:font-style-asian="italic" style:font-weight-asian="normal" style:font-style-complex="italic" style:font-weight-complex="normal"/>
    </style:style>
    <style:style style:name="P12" style:family="paragraph" style:parent-style-name="Standard">
      <style:text-properties fo:font-style="normal" style:text-underline-style="none" fo:font-weight="normal" officeooo:rsid="000d1e0a" officeooo:paragraph-rsid="000d1e0a" style:font-style-asian="normal" style:font-weight-asian="normal" style:font-style-complex="normal" style:font-weight-complex="normal"/>
    </style:style>
    <style:style style:name="P13" style:family="paragraph" style:parent-style-name="Standard">
      <style:text-properties fo:font-size="12pt" fo:font-style="italic" style:text-underline-style="none" fo:font-weight="bold" officeooo:rsid="000dd5aa" officeooo:paragraph-rsid="000d1e0a"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normal" style:text-underline-style="none" fo:font-weight="bold" officeooo:rsid="000dd5aa" officeooo:paragraph-rsid="000d1e0a" style:font-size-asian="10.5pt" style:font-style-asian="normal" style:font-weight-asian="bold" style:font-size-complex="12pt" style:font-style-complex="normal" style:font-weight-complex="bold"/>
    </style:style>
    <style:style style:name="P15" style:family="paragraph" style:parent-style-name="Standard">
      <style:text-properties fo:font-size="12pt" fo:font-style="normal" style:text-underline-style="none" fo:font-weight="bold" officeooo:rsid="000dd5aa" officeooo:paragraph-rsid="000dd5aa" style:font-size-asian="10.5pt" style:font-style-asian="normal" style:font-weight-asian="bold" style:font-size-complex="12pt" style:font-style-complex="normal" style:font-weight-complex="bold"/>
    </style:style>
    <style:style style:name="P16" style:family="paragraph" style:parent-style-name="Standard" style:list-style-name="L1">
      <style:text-properties officeooo:rsid="000d1e0a" officeooo:paragraph-rsid="000d1e0a"/>
    </style:style>
    <style:style style:name="P17" style:family="paragraph" style:parent-style-name="Standard" style:list-style-name="L2">
      <style:text-properties officeooo:rsid="000d1e0a" officeooo:paragraph-rsid="000d1e0a"/>
    </style:style>
    <style:style style:name="P18" style:family="paragraph" style:parent-style-name="Standard" style:list-style-name="L2">
      <style:text-properties officeooo:paragraph-rsid="000d1e0a"/>
    </style:style>
    <style:style style:name="P19" style:family="paragraph" style:parent-style-name="Standard" style:list-style-name="L2">
      <style:text-properties officeooo:rsid="0010771f" officeooo:paragraph-rsid="0010771f"/>
    </style:style>
    <style:style style:name="P20" style:family="paragraph" style:parent-style-name="Standard" style:list-style-name="L3">
      <style:text-properties officeooo:rsid="000c9f95" officeooo:paragraph-rsid="000c9f95"/>
    </style:style>
    <style:style style:name="P21" style:family="paragraph" style:parent-style-name="Standard" style:list-style-name="L3">
      <style:text-properties fo:font-weight="normal" officeooo:rsid="000c9f95" officeooo:paragraph-rsid="000c9f95" style:font-weight-asian="normal" style:font-weight-complex="normal"/>
    </style:style>
    <style:style style:name="P22" style:family="paragraph" style:parent-style-name="Standard" style:list-style-name="L3">
      <style:text-properties fo:font-style="italic" style:text-underline-style="solid" style:text-underline-width="auto" style:text-underline-color="font-color" fo:font-weight="bold" officeooo:rsid="000c9f95" officeooo:paragraph-rsid="000c9f95" style:font-style-asian="italic" style:font-weight-asian="bold" style:font-style-complex="italic" style:font-weight-complex="bold"/>
    </style:style>
    <style:style style:name="P23" style:family="paragraph" style:parent-style-name="Standard" style:list-style-name="L4">
      <style:text-properties fo:font-style="italic" style:text-underline-style="solid" style:text-underline-width="auto" style:text-underline-color="font-color" fo:font-weight="bold" officeooo:rsid="000fb77d" officeooo:paragraph-rsid="000fb77d" style:font-style-asian="italic" style:font-weight-asian="bold" style:font-style-complex="italic" style:font-weight-complex="bold"/>
    </style:style>
    <style:style style:name="P24" style:family="paragraph" style:parent-style-name="Standard" style:list-style-name="L4">
      <style:text-properties fo:font-style="normal" style:text-underline-style="none" fo:font-weight="normal" officeooo:rsid="000c9f95" officeooo:paragraph-rsid="0010f229" style:font-style-asian="normal" style:font-weight-asian="normal" style:font-style-complex="normal" style:font-weight-complex="normal"/>
    </style:style>
    <style:style style:name="P25" style:family="paragraph" style:parent-style-name="Standard" style:list-style-name="L4">
      <style:text-properties fo:font-style="normal" style:text-underline-style="none" fo:font-weight="normal" officeooo:rsid="000c9f95" officeooo:paragraph-rsid="000c9f95" style:font-style-asian="normal" style:font-weight-asian="normal" style:font-style-complex="normal" style:font-weight-complex="normal"/>
    </style:style>
    <style:style style:name="P26" style:family="paragraph" style:parent-style-name="Standard" style:list-style-name="L4">
      <style:text-properties fo:font-style="normal" style:text-underline-style="none" fo:font-weight="normal" officeooo:rsid="000fb77d" officeooo:paragraph-rsid="000fb77d" style:font-style-asian="normal" style:font-weight-asian="normal" style:font-style-complex="normal" style:font-weight-complex="normal"/>
    </style:style>
    <style:style style:name="P27" style:family="paragraph" style:parent-style-name="Standard" style:list-style-name="L4">
      <style:text-properties fo:font-style="normal" style:text-underline-style="solid" style:text-underline-width="auto" style:text-underline-color="font-color" fo:font-weight="bold" officeooo:rsid="000c9f95" officeooo:paragraph-rsid="000d1e0a" style:font-style-asian="normal" style:font-weight-asian="bold" style:font-style-complex="normal" style:font-weight-complex="bold"/>
    </style:style>
    <style:style style:name="P28" style:family="paragraph" style:parent-style-name="Standard" style:list-style-name="L4">
      <style:text-properties fo:font-style="normal" style:text-underline-style="solid" style:text-underline-width="auto" style:text-underline-color="font-color" fo:font-weight="bold" officeooo:rsid="0010f229" officeooo:paragraph-rsid="0010f229" style:font-style-asian="normal" style:font-weight-asian="bold" style:font-style-complex="normal" style:font-weight-complex="bold"/>
    </style:style>
    <style:style style:name="P29" style:family="paragraph" style:parent-style-name="Standard">
      <style:text-properties fo:font-size="14pt" fo:font-style="italic" style:text-underline-style="none" fo:font-weight="bold" officeooo:rsid="000d1e0a" officeooo:paragraph-rsid="0013988a" style:font-size-asian="12.25pt" style:font-style-asian="italic" style:font-weight-asian="bold" style:font-size-complex="14pt" style:font-style-complex="italic"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1e0a" style:font-weight-asian="normal" style:font-weight-complex="normal"/>
    </style:style>
    <style:style style:name="T4" style:family="text">
      <style:text-properties style:text-underline-style="none" fo:font-weight="normal" officeooo:rsid="000fb77d" style:font-weight-asian="normal" style:font-weight-complex="normal"/>
    </style:style>
    <style:style style:name="T5" style:family="text">
      <style:text-properties style:text-underline-style="none" fo:font-weight="normal" officeooo:rsid="0010f229" style:font-weight-asian="normal" style:font-weight-complex="normal"/>
    </style:style>
    <style:style style:name="T6" style:family="text">
      <style:text-properties fo:font-weight="normal" officeooo:rsid="000d1e0a" style:font-weight-asian="normal" style:font-weight-complex="normal"/>
    </style:style>
    <style:style style:name="T7" style:family="text">
      <style:text-properties officeooo:rsid="000d1e0a"/>
    </style:style>
    <style:style style:name="T8" style:family="text">
      <style:text-properties fo:font-size="12pt" style:font-size-asian="10.5pt" style:font-size-complex="12pt"/>
    </style:style>
    <style:style style:name="T9" style:family="text">
      <style:text-properties fo:font-size="12pt" officeooo:rsid="000dd5aa" style:font-size-asian="10.5pt" style:font-size-complex="12pt"/>
    </style:style>
    <style:style style:name="T10" style:family="text">
      <style:text-properties fo:font-size="12pt" officeooo:rsid="0013988a" style:font-size-asian="10.5pt" style:font-size-complex="12pt"/>
    </style:style>
    <style:style style:name="T11" style:family="text">
      <style:text-properties fo:font-size="12pt" style:text-underline-style="none" style:font-size-asian="10.5pt" style:font-size-complex="12pt"/>
    </style:style>
    <style:style style:name="T12" style:family="text">
      <style:text-properties fo:font-size="12pt" style:text-underline-style="none" officeooo:rsid="0010771f" style:font-size-asian="10.5pt" style:font-size-complex="12pt"/>
    </style:style>
    <style:style style:name="T13" style:family="text">
      <style:text-properties fo:font-size="12pt" style:text-underline-style="none" officeooo:rsid="0011899c" style:font-size-asian="10.5pt" style:font-size-complex="12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11899c" style:font-size-asian="10.5pt" style:font-weight-asian="normal" style:font-size-complex="12pt" style:font-weight-complex="normal"/>
    </style:style>
    <style:style style:name="T16"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officeooo:rsid="0010771f"/>
    </style:style>
    <style:style style:name="T19" style:family="text">
      <style:text-properties officeooo:rsid="0010f2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Επικοινωνία Ανθρώπου Μηχανής</text:p>
      <text:p text:style-name="P10">Υλοποίηση ιστοχώρου “ΙΚΑ”</text:p>
      <text:p text:style-name="Standard"/>
      <text:p text:style-name="P1"/>
      <text:p text:style-name="P4">Μεντζέλος Ηλίας <text:tab/><text:tab/><text:tab/>1115201400106</text:p>
      <text:p text:style-name="P4">Πέκος Ευάγγελος <text:tab/><text:tab/><text:tab/>1115201400157</text:p>
      <text:p text:style-name="P4">Πλακιάς Φώτιος – Απόστολος<text:tab/>1115201400161</text:p>
      <text:p text:style-name="P1"/>
      <text:p text:style-name="P1">Η εργασία μας έχει υλοποιηθεί για τις περσόνες της 2ης εργασίας, τον κ. Βαγγέλη (μελλοντικός) ως συνταξιούχος και τον Γιώργο Πλακιά ως εργοδότη. </text:p>
      <text:p text:style-name="P1"/>
      <text:p text:style-name="P3">Για όλους τους χρήστες έχουν υλοποιηθεί:</text:p>
      <text:list xml:id="list4571665685602033709" text:style-name="L1">
        <text:list-item>
          <text:p text:style-name="P16">Αρχική Σελίδα.</text:p>
        </text:list-item>
      </text:list>
      <text:list xml:id="list944897104818528862" text:style-name="L2">
        <text:list-item>
          <text:p text:style-name="P17">Λειτουργία σύνδεσης.</text:p>
        </text:list-item>
        <text:list-item>
          <text:p text:style-name="P17">Λειτουργία εγγραφής στην οποία επιλέγουν και την ομάδα χρηστών που ανήκουν (πχ εργοδότης, συνταξιούχος). Μπορεί κάποιος να είναι και τα δυο (στην περίπτωση που ένας συνταξιούχος έχει προσλάβει κάποιον κατ’οίκον πχ.) ή και τίποτα (να είναι απλός ασφαλισμένος).<text:span text:style-name="T18">Στην εγγραφή αν κάποιος δηλώση συνταξιούχος έχουμε βάλει να επιλέγεται</text:span></text:p>
          <text:p text:style-name="P19">τυχαίος μισθός και είδος σύνταξης για την διευκόλυνση της εξέτασης.</text:p>
        </text:list-item>
        <text:list-item>
          <text:p text:style-name="P17">Εξατομικευμένο προφίλ ανάλογα με τον τύπο χρήστη. Οι απλοί ασφαλισμένοι έχουν τα στοιχεία τους, οι εργοδότες έχουν τα στοιχεία τους καθώς και στοιχεία για τους εργαζομένους τους, ενώ οι συνταξιούχοι έχουν στοιχεία για την σύνταξή τους. </text:p>
        </text:list-item>
        <text:list-item>
          <text:p text:style-name="P18"><text:span text:style-name="T7">Τα περισσότερα από τα στοιχεία τους, έχουν την δυνατότητα οι χρήστες να τα αλλάξουν από το προφίλ τους (εκτός από ποσό σύνταξης για ευνόητους λόγους και τον </text:span><text:span text:style-name="Strong_20_Emphasis">Αριθμό Μητρώου Ασφάλιση </text:span><text:span text:style-name="Strong_20_Emphasis"><text:span text:style-name="T6">τον οποίο θεωρούμε μοναδικό για κάθε χρήστη).</text:span></text:span></text:p>
        </text:list-item>
      </text:list>
      <text:p text:style-name="P1"/>
      <text:p text:style-name="P2">Για τους (μελλοντικούς) συνταξιούχος έχουν υλοποιηθεί τα εξής:</text:p>
      <text:list xml:id="list5941661422482874218" text:style-name="L3">
        <text:list-item>
          <text:p text:style-name="P20">Λειτουργία ηλεκτρονικής έκδοσης βεβαιώσεων (βεβαίωση σύνταξης) .<text:span text:style-name="T19">Αν ο χρήστης δεν είναι συνταξιούχος δεν μπορεί να μπει στη σελίδα</text:span>.</text:p>
        </text:list-item>
        <text:list-item>
          <text:p text:style-name="P20">Λειτουργία υπολογισμού δεδομένων (εργαλείο υπολογισμού σύνταξης).</text:p>
        </text:list-item>
        <text:list-item>
          <text:p text:style-name="P21">Λειτουργία υποβολής αιτήματος προς την υπηρεσία (αίτηση συνταξιοδότησης).</text:p>
          <text:list>
            <text:list-header>
              <text:p text:style-name="P22">Bonus:<text:span text:style-name="T1"> </text:span><text:span text:style-name="T2">Στο προφίλ του μπορεί να δει την κατάσταση του αιτήματός του, να δει τα στοιχεία που συμπλήρωσε </text:span><text:span text:style-name="T3">σ</text:span><text:span text:style-name="T2">την αίτηση, καθώς και να το ακυρώσει.</text:span></text:p>
            </text:list-header>
          </text:list>
        </text:list-item>
      </text:list>
      <text:p text:style-name="P11"/>
      <text:p text:style-name="P6">Για τους εργοδότες αντίστοιχα έχουν υλοποιηθεί τα παρακάτω:</text:p>
      <text:list xml:id="list1432198744066040290" text:style-name="L4">
        <text:list-item>
          <text:p text:style-name="P24">Λειτουργία ηλεκτρονικής έκδοσης βεβαιώσεων (βεβαίσω εργοδοσίας).<text:span text:style-name="T19">Αν ο χρήστης δεν είναι εργοδότης δεν μπορεί να μπει στη σελίδα</text:span>.</text:p>
        </text:list-item>
        <text:list-item>
          <text:p text:style-name="P25">Λειτουργία υπολογισμού δεδομένων (υπολογισμός ενσήμων που πρέπει να πληρώσει για κάποιον εργαζόμενο του).</text:p>
        </text:list-item>
        <text:list-item>
          <text:p text:style-name="P27"><text:span text:style-name="T2">Λειτουργία </text:span><text:span text:style-name="T4">πρόσληψης εργαζομένου</text:span><text:span text:style-name="T3">.</text:span><text:span text:style-name="T5">Αν δεν ήταν ήδη εργοδότης γίνεται αυτόματα</text:span></text:p>
          <text:p text:style-name="P28"><text:span text:style-name="T5">κ</text:span><text:span text:style-name="T2">αι ενημερώνεται κατάλλαλη η βάση.</text:span></text:p>
          <text:list>
            <text:list-item>
              <text:p text:style-name="P23"><text:span text:style-name="T7">B</text:span>onus: <text:span text:style-name="T17">Στο προφίλ μπορεί ένας εργοδότης να βλέπει όλους τους εργαζομένους </text:span></text:p>
              <text:p text:style-name="P26">που έχει προσλάβει καθώς και τα στοιχεία τους.</text:p>
            </text:list-item>
          </text:list>
        </text:list-item>
      </text:list>
      <text:p text:style-name="P12"/>
      <text:p text:style-name="P7"/>
      <text:p text:style-name="P7"/>
      <text:p text:style-name="P7"/>
      <text:p text:style-name="P7"/>
      <text:p text:style-name="P7"><text:soft-page-break/>Στοιχεία Σύνδεσης:</text:p>
      <text:p text:style-name="P29"><text:tab/><text:span text:style-name="T8">Hostname: <text:s/></text:span><text:span text:style-name="T10">localhost<text:tab/></text:span><text:span text:style-name="T8"><text:tab/><text:tab/></text:span></text:p>
      <text:p text:style-name="P5"><text:tab/><text:span text:style-name="T8">Όνομα: <text:s text:c="7"/></text:span><text:span text:style-name="T10">sdi1400161</text:span></text:p>
      <text:p text:style-name="P5"><text:span text:style-name="T8"><text:tab/></text:span><text:span text:style-name="T9">Username: <text:s/></text:span><text:span text:style-name="T10">root </text:span><text:span text:style-name="T9"><text:tab/><text:tab/></text:span></text:p>
      <text:p text:style-name="P13"><text:tab/>Password:<text:tab/><text:tab/></text:p>
      <text:p text:style-name="P14"/>
      <text:p text:style-name="P14"/>
      <text:p text:style-name="P14"/>
      <text:p text:style-name="P15">Κωδικοί Login:</text:p>
      <text:p text:style-name="P8"><text:span text:style-name="T11"><text:tab/></text:span><text:span text:style-name="T12">Email</text:span><text:span text:style-name="T11">:</text:span><text:span text:style-name="T14"> </text:span><text:span text:style-name="T15">apostolos107@gmail.com</text:span><text:span text:style-name="T11"><text:tab/>Password: </text:span><text:span text:style-name="T13">1</text:span><text:span text:style-name="T11"> <text:tab/><text:tab/><text:tab/>Τύπος: </text:span><text:span text:style-name="T16">Ασφαλισμένος</text:span></text:p>
      <text:p text:style-name="P8"><text:span text:style-name="T11"><text:s/><text:tab/></text:span><text:span text:style-name="T12">Email: </text:span><text:span text:style-name="T15">ilias@gmail.com</text:span><text:span text:style-name="T14"><text:tab/><text:tab/></text:span><text:span text:style-name="T11">Password: </text:span><text:span text:style-name="T13">1</text:span><text:span text:style-name="T11"> <text:tab/><text:tab/><text:tab/>Τύπος:</text:span><text:span text:style-name="T16"> Συνταξιούχος</text:span></text:p>
      <text:p text:style-name="P8"><text:span text:style-name="T11"><text:tab/></text:span><text:span text:style-name="T12">Email: </text:span><text:span text:style-name="T15">bagelis@gmail.com</text:span><text:span text:style-name="T11"><text:tab/><text:tab/>Password: </text:span><text:span text:style-name="T13">1</text:span><text:span text:style-name="T11"> <text:tab/><text:tab/><text:tab/>Τύπος: </text:span><text:span text:style-name="T16">Εργοδότ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6:47:11.726577755</meta:creation-date>
    <dc:date>2018-01-13T18:59:40.682897964</dc:date>
    <meta:editing-duration>PT14M14S</meta:editing-duration>
    <meta:editing-cycles>6</meta:editing-cycles>
    <meta:generator>LibreOffice/5.1.6.2$Linux_X86_64 LibreOffice_project/10m0$Build-2</meta:generator>
    <meta:document-statistic meta:table-count="0" meta:image-count="0" meta:object-count="0" meta:page-count="2" meta:paragraph-count="34" meta:word-count="360" meta:character-count="2536" meta:non-whitespace-character-count="2180"/>
  </office:meta>
</office:document-meta>
</file>